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quenceReader.SequenceReader( SequenceSender se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quenceReader.start( Executor 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quenceReader.createStopSig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quenceReader.setQueue( BlockingQueue &lt; MessageExchange &gt; que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quenceReader.createStop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quenceReader.ru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quenceReade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quenceReader.invoke( Object proxy , Method method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